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8954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dictingBPP.predictBeanType( Class &lt; ? &gt; beanClass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8954Tests.rep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r8954Tests.findsBeansByTypeIfNotInstanti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o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8954Tests.findsFactoryBeanNameByTypeWithoutInstant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